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14ff5" officeooo:paragraph-rsid="00014ff5"/>
    </style:style>
    <style:style style:name="P2" style:family="paragraph" style:parent-style-name="Standard">
      <style:text-properties officeooo:rsid="00014ff5" officeooo:paragraph-rsid="00014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LIMITER</text:p>
      <text:p text:style-name="P2"/>
      <text:p text:style-name="P2">dentro dela escrevemos a nossa procedure, ela </text:p>
      <text:p text:style-name="P2"/>
      <text:p text:style-name="P2">DELIMITER;</text:p>
      <text:p text:style-name="P2"/>
      <text:p text:style-name="P2">CREATE PROCEDUCER</text:p>
      <text:p text:style-name="P2"/>
      <text:p text:style-name="P2">cria a procedure</text:p>
      <text:p text:style-name="P2"/>
      <text:p text:style-name="P2">BEGIN E END</text:p>
      <text:p text:style-name="P2"/>
      <text:p text:style-name="P2">inicio e final da procedura</text:p>
      <text:p text:style-name="P2"/>
      <text:p text:style-name="P2">CALL para chamar a procedure</text:p>
      <text:p text:style-name="P2"/>
      <text:p text:style-name="P2"/>
      <text:p text:style-name="P2">O que são Stored Ptocedures</text:p>
      <text:p text:style-name="P2"/>
      <text:p text:style-name="P2">Termo em inglês para PROCEDIMENTOS ARMAZENADOS. São conjuntos de ações recorrentes em Mysql, ou seja, são ações que acontecem com frequencia para executar funções.</text:p>
      <text:p text:style-name="P2"/>
      <text:p text:style-name="P2">Pode ser definifo tambem como blocos de códigos que se compilam e armazenam dentro de uma mesma base de dados.</text:p>
      <text:p text:style-name="P2"/>
      <text:p text:style-name="P2">Grande velocidada de resposta pois é processada no servidor.</text:p>
      <text:p text:style-name="P2">Maior segurança porque pode proteger os dados criptografando-os.</text:p>
      <text:p text:style-name="P2"/>
      <text:p text:style-name="P2">Maior confiabilidade pois você não podera gravar ou salvar uma Stored procedure que contenha erros de sintaxe.</text:p>
      <text:p text:style-name="P2"/>
      <text:p text:style-name="P2">Pode ser usado em qualquer linguagem de programação, o que lhe confere compatibilidade.</text:p>
      <text:p text:style-name="P2"/>
      <text:p text:style-name="P2"/>
      <text:p text:style-name="P2">ESTRUTURA BÁSICA</text:p>
      <text:p text:style-name="P2"/>
      <text:p text:style-name="P2">DELIMITER $$</text:p>
      <text:p text:style-name="P2">CREATE PROCEDURE minhaProcedure (par1,par2)</text:p>
      <text:p text:style-name="P2">BEGIN</text:p>
      <text:p text:style-name="P2"><text:tab/>sentenças sql;</text:p>
      <text:p text:style-name="P2">END</text:p>
      <text:p text:style-name="P2">$$</text:p>
      <text:p text:style-name="P2">DELIMITER;</text:p>
      <text:p text:style-name="P2"/>
      <text:p text:style-name="P2">EXECUTANDO UMA PROCEDURE</text:p>
      <text:p text:style-name="P2"/>
      <text:p text:style-name="P2">CALL minhaProcedure (par1,par2);</text:p>
      <text:p text:style-name="P2"/>
      <text:p text:style-name="P2"><text:span text:style-name="Strong_20_Emphasis">Como listar minhas Stored Procedures?</text:span> </text:p>
      <text:p text:style-name="P2"/>
      <text:p text:style-name="P1">Você pode executar o comando <text:span text:style-name="Strong_20_Emphasis">SQL SHOW PROCEDURE STATUS</text:span>. Com esse comando, você terá acesso a informações como:</text:p>
      <text:p text:style-name="Text_20_body"><text:soft-page-break/>o nome da procedure, usuário que criou a procedure, data de criação e modificação, entre outras informações. </text:p>
      <text:p text:style-name="Text_20_body">Você também pode usar um cliente como MySQL Workbench para visualizar usando a interface gráfica.</text:p>
      <text:p text:style-name="P2"><text:span text:style-name="Strong_20_Emphasis">O que posso fazer com Stored Procedures?</text:span> </text:p>
      <text:p text:style-name="P2"/>
      <text:p text:style-name="P1">Além de simplesmente armazenar operações, as <text:span text:style-name="Strong_20_Emphasis">Stored Procedures</text:span> têm diversas funções que podem torná-las mais</text:p>
      <text:p text:style-name="Text_20_body">dinâmicas. Por exemplo, podemos: usar variáveis, enviar parâmetros assim como as funções em programação, </text:p>
      <text:p text:style-name="Text_20_body">podemos ainda utilizar estruturas de repetição como <text:span text:style-name="Strong_20_Emphasis">While</text:span>, <text:span text:style-name="Strong_20_Emphasis">Repeat</text:span> e <text:span text:style-name="Strong_20_Emphasis">Leave</text:span>. Outro recurso que podemos usar </text:p>
      <text:p text:style-name="Text_20_body">também são as estruturas condicionais como <text:span text:style-name="Strong_20_Emphasis">IF</text:span> e <text:span text:style-name="Strong_20_Emphasis">Case</text:span>.</text:p>
      <text:p text:style-name="Text_20_body">T </text:p>
      <text:p text:style-name="Text_20_body"/>
      <text:p text:style-name="Text_20_body"><text:span text:style-name="Strong_20_Emphasis">Como tornar o uso de Procedures seguro?</text:span> </text:p>
      <text:p text:style-name="Text_20_body">As Stored Procedures, quando criadas, permitem a adição de uma tag que define os privilégios de usuário em relação a esta procedure. O comando utilizado tem a seguinte sintaxe no cabeçalho da procedure: <text:span text:style-name="Strong_20_Emphasis">CREATE DEFINER = root@localhost</text:span>. </text:p>
      <text:p text:style-name="Text_20_body"/>
      <text:p text:style-name="Text_20_body"><text:span text:style-name="Strong_20_Emphasis">Como remover Stored Procedures?</text:span> </text:p>
      <text:p text:style-name="Text_20_body">A sintaxe <text:span text:style-name="Strong_20_Emphasis">DROP FUNCTION [IF EXISTS]</text:span> <text:span text:style-name="Strong_20_Emphasis">function_name;</text:span> exclui uma procedure, em primeiro lugar colocamos as palavras reservadas, checamos a existência desta procedure, e inserimos o seu nome. Lembrando que esta exclusão é permanent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3T10:49:02.465000000</meta:creation-date>
    <dc:date>2021-07-23T13:35:20.798000000</dc:date>
    <meta:editing-duration>PT2H25M57S</meta:editing-duration>
    <meta:editing-cycles>1</meta:editing-cycles>
    <meta:document-statistic meta:table-count="0" meta:image-count="0" meta:object-count="0" meta:page-count="2" meta:paragraph-count="39" meta:word-count="341" meta:character-count="2254" meta:non-whitespace-character-count="1940"/>
    <meta:generator>LibreOffice/7.1.4.2$Windows_X86_64 LibreOffice_project/a529a4fab45b75fefc5b6226684193eb000654f6</meta:generator>
  </office:meta>
</office:document-meta>
</file>